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Biolinum G" fo:font-size="20pt" style:text-underline-style="solid" style:text-underline-width="auto" style:text-underline-color="font-color" fo:font-weight="bold" officeooo:rsid="0005590c" officeooo:paragraph-rsid="0005590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nux Biolinum G" fo:font-size="16pt" style:text-underline-style="none" fo:font-weight="normal" officeooo:rsid="0005590c" officeooo:paragraph-rsid="0005590c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6pt" style:text-underline-style="none" fo:font-weight="bold" officeooo:rsid="0005590c" officeooo:paragraph-rsid="0005590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nux Biolinum G" fo:font-size="16pt" style:text-underline-style="none" fo:font-weight="bold" officeooo:rsid="00073942" officeooo:paragraph-rsid="0007394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nux Biolinum G" fo:font-size="16pt" style:text-underline-style="solid" style:text-underline-width="auto" style:text-underline-color="font-color" fo:font-weight="bold" officeooo:rsid="0005590c" officeooo:paragraph-rsid="0005590c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nux Biolinum G" fo:font-size="12pt" style:text-underline-style="none" fo:font-weight="normal" officeooo:rsid="0005590c" officeooo:paragraph-rsid="0005590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nux Biolinum G" fo:font-size="12pt" style:text-underline-style="none" fo:font-weight="normal" officeooo:rsid="0005590c" officeooo:paragraph-rsid="000711c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nux Biolinum G" fo:font-size="12pt" style:text-underline-style="none" fo:font-weight="normal" officeooo:rsid="000711c4" officeooo:paragraph-rsid="000711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nux Biolinum G" fo:font-size="12pt" style:text-underline-style="none" fo:font-weight="normal" officeooo:rsid="000711c4" officeooo:paragraph-rsid="0007394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nux Biolinum G" fo:font-size="12pt" style:text-underline-style="none" fo:font-weight="normal" officeooo:rsid="00073942" officeooo:paragraph-rsid="00073942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nux Biolinum G" fo:font-size="16pt" style:text-underline-style="none" fo:font-weight="bold" officeooo:rsid="000711c4" officeooo:paragraph-rsid="000711c4" style:font-size-asian="16pt" style:font-weight-asian="bold" style:font-size-complex="16pt" style:font-weight-complex="bold"/>
    </style:style>
    <style:style style:name="T1" style:family="text">
      <style:text-properties officeooo:rsid="000711c4"/>
    </style:style>
    <style:style style:name="T2" style:family="text">
      <style:text-properties officeooo:rsid="000739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uleta Consultas con MongoDB</text:p>
      <text:p text:style-name="P5"/>
      <text:p text:style-name="P3">-Insertar</text:p>
      <text:p text:style-name="P2"/>
      <text:p text:style-name="P6"><text:tab/>db.coleccion.insertOne(&lt;json&gt;) inserta un registro a la colección</text:p>
      <text:p text:style-name="P6"/>
      <text:p text:style-name="P6"><text:tab/>db.coleccion.insertMany(&lt;json&gt;, &lt;json&gt;) inserta más de un registro</text:p>
      <text:p text:style-name="P6"/>
      <text:p text:style-name="P3">-Eliminar</text:p>
      <text:p text:style-name="P6"><text:tab/></text:p>
      <text:p text:style-name="P6"><text:tab/>db.coleccion.deleteOne({}) elimina todos los registros</text:p>
      <text:p text:style-name="P6"/>
      <text:p text:style-name="P6"><text:tab/>db.coleccion.deleteOne({“clave” : valor}) elimina el primer registro con esa clave y ese <text:tab/><text:tab/><text:tab/>valor</text:p>
      <text:p text:style-name="P6"/>
      <text:p text:style-name="P6"><text:tab/>db.coleccion.deleteMany({“clave” : valor}) elimina todos los registros con esa clave y ese</text:p>
      <text:p text:style-name="P6"><text:tab/><text:tab/>valor</text:p>
      <text:p text:style-name="P6"/>
      <text:p text:style-name="P3">-Actualizar</text:p>
      <text:p text:style-name="P6"><text:tab/></text:p>
      <text:p text:style-name="P7"><text:tab/>db.coleccion.UpdateOne({“clave” : “<text:span text:style-name="T1">filtro</text:span>”},{<text:span text:style-name="T1">$set : “clave” : “nuevovalor”}</text:span>}) <text:span text:style-name="T1">actualiza el <text:tab/><text:tab/>primero que se encuentre que cumpla el filtro</text:span></text:p>
      <text:p text:style-name="P6"><text:tab/></text:p>
      <text:p text:style-name="P7"><text:tab/>db.coleccion.UpdateMany({“clave” : “<text:span text:style-name="T1">filtro</text:span>”},{<text:span text:style-name="T1">$set : “clave” : “nuevovalor”}</text:span>}) <text:span text:style-name="T1">actualiza <text:tab/><text:tab/>todos los registros que cumplan el filtro</text:span></text:p>
      <text:p text:style-name="P6"/>
      <text:p text:style-name="P6"><text:tab/>db.coleccion.ReplaceOne<text:span text:style-name="T1">({“clave” : “filtro”}, {“nuevoclave” : “nuevovalor”}) elimina las <text:tab/><text:tab/>claves y valores que tuviera y las sustituye por las nuevas claves y los nuevos <text:tab/><text:tab/><text:tab/>valores, solo el primero que se encuentre</text:span></text:p>
      <text:p text:style-name="P6"/>
      <text:p text:style-name="P7"><text:tab/><text:span text:style-name="T1">d.coleccion.ReplaceMany({“clave” : “filtro”}, {“nuevoclave” : “nuevovalor”}) elimina las <text:tab/><text:tab/>claves y valores que tuviera y las sustituye por las nuevas claves y los nuevos <text:tab/><text:tab/><text:tab/>valores, de todos los registros que cumplan el filtro</text:span></text:p>
      <text:p text:style-name="P6"><text:tab/></text:p>
      <text:p text:style-name="P6"/>
      <text:p text:style-name="P11">-Consultar</text:p>
      <text:p text:style-name="P8"><text:tab/></text:p>
      <text:p text:style-name="P8"><text:tab/>db.coleccion.find() devuelve la coleccion completa</text:p>
      <text:p text:style-name="P8"><text:tab/></text:p>
      <text:p text:style-name="P8"><text:tab/>db.coleccion.find({“clave” : “valor”}) devuelve los registros que cumplan la condición</text:p>
      <text:p text:style-name="P8"/>
      <text:p text:style-name="P8"><text:tab/>db.coleccion.find({“clave” : [“valor1”, “valor2”, “valorN”]}) devuelve los registros que en <text:tab/><text:tab/>el array correspondiente a la clave tengan esos valores en el mismo orden</text:p>
      <text:p text:style-name="P8"/>
      <text:p text:style-name="P9"><text:tab/>db.coleccion.find({“clave” : <text:span text:style-name="T2">{$all</text:span>[“valor1”, “valor2”, “valorN”]}<text:span text:style-name="T2">}</text:span>) devuelve los registros <text:tab/><text:tab/>que en el array correspondiente a la clave tengan esos valore<text:span text:style-name="T2">s sin tener en cuenta el <text:tab/><text:tab/>orden</text:span></text:p>
      <text:p text:style-name="P6"><text:tab/></text:p>
      <text:p text:style-name="P6"><text:tab/><text:span text:style-name="T2">db.coleccion.find({clave.subclave : “valor”}) para acceder a una subclave</text:span></text:p>
      <text:p text:style-name="P6"/>
      <text:p text:style-name="P10"><text:soft-page-break/></text:p>
      <text:p text:style-name="P4">-Operadores</text:p>
      <text:p text:style-name="P10"><text:tab/></text:p>
      <text:p text:style-name="P10"><text:tab/>$gt mayor estricto</text:p>
      <text:p text:style-name="P10"><text:tab/></text:p>
      <text:p text:style-name="P10"><text:tab/>$lt menor estricto</text:p>
      <text:p text:style-name="P10"/>
      <text:p text:style-name="P10"><text:tab/>$gte mayor o igual</text:p>
      <text:p text:style-name="P10"><text:tab/></text:p>
      <text:p text:style-name="P10"><text:tab/>$lte mnor o igual</text:p>
      <text:p text:style-name="P10"/>
      <text:p text:style-name="P10"><text:tab/>.count() devuelve el numero de registros que cumplan la condición</text:p>
      <text:p text:style-name="P10"/>
      <text:p text:style-name="P10"><text:tab/>.limit(n) devuelve los n primeros registros de la consulta</text:p>
      <text:p text:style-name="P10"/>
      <text:p text:style-name="P6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0-11-27T11:37:35.364000000</dc:date>
    <meta:editing-duration>PT45S</meta:editing-duration>
    <meta:editing-cycles>4</meta:editing-cycles>
    <meta:document-statistic meta:table-count="0" meta:image-count="0" meta:object-count="0" meta:page-count="2" meta:paragraph-count="38" meta:word-count="252" meta:character-count="1957" meta:non-whitespace-character-count="1676"/>
  </office:meta>
</office:document-meta>
</file>